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Käyttöliittymätestit" style:family="table">
      <style:table-properties style:width="6.925in" table:align="margins" fo:background-color="#ffffff">
        <style:background-image/>
      </style:table-properties>
    </style:style>
    <style:style style:name="Käyttöliittymätestit.A" style:family="table-column">
      <style:table-column-properties style:column-width="1.7313in" style:rel-column-width="16383*"/>
    </style:style>
    <style:style style:name="Käyttöliittymätestit.D" style:family="table-column">
      <style:table-column-properties style:column-width="1.7313in" style:rel-column-width="16386*"/>
    </style:style>
    <style:style style:name="Käyttöliittymätestit.1" style:family="table-row">
      <style:table-row-properties fo:background-color="#33a3a3">
        <style:background-image/>
      </style:table-row-properties>
    </style:style>
    <style:style style:name="Käyttöliittymätestit.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Käyttöliittymätestit.D1" style:family="table-cell">
      <style:table-cell-properties fo:background-color="#33a3a3" style:border-line-width="0.0014in 0.0014in 0.0014in" fo:padding="0.0382in" fo:border="0.3pt double #008080">
        <style:background-image/>
      </style:table-cell-properties>
    </style:style>
    <style:style style:name="Käyttöliittymätestit.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Käyttöliittymätestit.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Table1" style:family="table">
      <style:table-properties style:width="6.925in" table:align="margins" fo:background-color="#ffffff">
        <style:background-image/>
      </style:table-propertie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Table1.D1" style:family="table-cell">
      <style:table-cell-properties fo:background-color="#33a3a3" style:border-line-width="0.0014in 0.0014in 0.0014in" fo:padding="0.0382in" fo:border="0.3pt double #008080">
        <style:background-image/>
      </style:table-cell-properties>
    </style:style>
    <style:style style:name="Table1.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Table1.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Table2" style:family="table">
      <style:table-properties style:width="6.925in" table:align="margins" fo:background-color="#ffffff">
        <style:background-image/>
      </style:table-propertie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Table2.D1" style:family="table-cell">
      <style:table-cell-properties fo:background-color="#33a3a3" style:border-line-width="0.0014in 0.0014in 0.0014in" fo:padding="0.0382in" fo:border="0.3pt double #008080">
        <style:background-image/>
      </style:table-cell-properties>
    </style:style>
    <style:style style:name="Table2.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Table2.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P1"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14c314"/>
    </style:style>
    <style:style style:name="P2"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169d81"/>
    </style:style>
    <style:style style:name="P3"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49c759"/>
    </style:style>
    <style:style style:name="P4"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4a66e9"/>
    </style:style>
    <style:style style:name="P5" style:family="paragraph" style:parent-style-name="Table_20_Contents">
      <style:text-properties officeooo:paragraph-rsid="00193bd4"/>
    </style:style>
    <style:style style:name="P6" style:family="paragraph" style:parent-style-name="Table_20_Contents">
      <style:text-properties officeooo:paragraph-rsid="0019a649"/>
    </style:style>
    <style:style style:name="P7" style:family="paragraph" style:parent-style-name="Table_20_Contents">
      <style:text-properties officeooo:rsid="00193bd4" officeooo:paragraph-rsid="00193bd4"/>
    </style:style>
    <style:style style:name="P8" style:family="paragraph" style:parent-style-name="Table_20_Contents">
      <style:text-properties officeooo:rsid="0019a649" officeooo:paragraph-rsid="0019a649"/>
    </style:style>
    <style:style style:name="P9" style:family="paragraph" style:parent-style-name="Table_20_Contents">
      <style:text-properties officeooo:rsid="001b40f9" officeooo:paragraph-rsid="001b40f9"/>
    </style:style>
    <style:style style:name="P10" style:family="paragraph" style:parent-style-name="Table_20_Contents">
      <style:text-properties officeooo:rsid="001dc024" officeooo:paragraph-rsid="001dc024"/>
    </style:style>
    <style:style style:name="P11" style:family="paragraph" style:parent-style-name="Table_20_Contents">
      <style:text-properties officeooo:rsid="001edf4a" officeooo:paragraph-rsid="001edf4a"/>
    </style:style>
    <style:style style:name="P12" style:family="paragraph" style:parent-style-name="Table_20_Contents">
      <style:text-properties officeooo:rsid="001ff85c" officeooo:paragraph-rsid="001ff85c"/>
    </style:style>
    <style:style style:name="P13" style:family="paragraph" style:parent-style-name="Table_20_Contents">
      <style:text-properties officeooo:paragraph-rsid="002eec65"/>
    </style:style>
    <style:style style:name="P14" style:family="paragraph" style:parent-style-name="Table_20_Contents">
      <style:text-properties officeooo:paragraph-rsid="00322464"/>
    </style:style>
    <style:style style:name="P15" style:family="paragraph" style:parent-style-name="Table_20_Contents">
      <style:text-properties officeooo:paragraph-rsid="00356ab8"/>
    </style:style>
    <style:style style:name="P16" style:family="paragraph" style:parent-style-name="Table_20_Contents">
      <style:text-properties officeooo:paragraph-rsid="00366d2c"/>
    </style:style>
    <style:style style:name="P17" style:family="paragraph" style:parent-style-name="Table_20_Contents">
      <style:text-properties officeooo:paragraph-rsid="003a4999"/>
    </style:style>
    <style:style style:name="P18" style:family="paragraph" style:parent-style-name="Table_20_Contents">
      <style:text-properties officeooo:paragraph-rsid="003d0d88"/>
    </style:style>
    <style:style style:name="P19" style:family="paragraph" style:parent-style-name="Table_20_Contents">
      <style:text-properties officeooo:paragraph-rsid="003e8aa6"/>
    </style:style>
    <style:style style:name="P20" style:family="paragraph" style:parent-style-name="Table_20_Contents">
      <style:text-properties officeooo:paragraph-rsid="003f9aa9"/>
    </style:style>
    <style:style style:name="P21" style:family="paragraph" style:parent-style-name="Table_20_Contents">
      <style:text-properties officeooo:paragraph-rsid="0042758d"/>
    </style:style>
    <style:style style:name="P22" style:family="paragraph" style:parent-style-name="Table_20_Contents">
      <style:text-properties officeooo:paragraph-rsid="0043bf68"/>
    </style:style>
    <style:style style:name="P23"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537375"/>
    </style:style>
    <style:style style:name="P24" style:family="paragraph" style:parent-style-name="Table_20_Contents">
      <style:paragraph-properties fo:text-align="center" style:justify-single-word="false"/>
      <style:text-properties officeooo:rsid="002d1e22" officeooo:paragraph-rsid="002d1e22"/>
    </style:style>
    <style:style style:name="P25" style:family="paragraph" style:parent-style-name="Table_20_Contents">
      <style:paragraph-properties fo:text-align="center" style:justify-single-word="false"/>
      <style:text-properties officeooo:rsid="002d1e22" officeooo:paragraph-rsid="004cea4b"/>
    </style:style>
    <style:style style:name="P26" style:family="paragraph" style:parent-style-name="Table_20_Contents">
      <style:paragraph-properties fo:text-align="center" style:justify-single-word="false"/>
      <style:text-properties officeooo:rsid="002d1e22" officeooo:paragraph-rsid="00507f74"/>
    </style:style>
    <style:style style:name="P27" style:family="paragraph" style:parent-style-name="Table_20_Contents">
      <style:text-properties officeooo:rsid="0047238c" officeooo:paragraph-rsid="0047238c"/>
    </style:style>
    <style:style style:name="P28" style:family="paragraph" style:parent-style-name="Table_20_Contents">
      <style:paragraph-properties fo:text-align="center" style:justify-single-word="false"/>
      <style:text-properties officeooo:rsid="0047238c" officeooo:paragraph-rsid="0047238c"/>
    </style:style>
    <style:style style:name="P29" style:family="paragraph" style:parent-style-name="Table_20_Contents">
      <style:text-properties officeooo:rsid="002e0ec5" officeooo:paragraph-rsid="002e0ec5"/>
    </style:style>
    <style:style style:name="P30" style:family="paragraph" style:parent-style-name="Table_20_Contents">
      <style:paragraph-properties fo:text-align="center" style:justify-single-word="false"/>
      <style:text-properties officeooo:rsid="002e0ec5" officeooo:paragraph-rsid="002e0ec5"/>
    </style:style>
    <style:style style:name="P31" style:family="paragraph" style:parent-style-name="Table_20_Contents">
      <style:text-properties officeooo:rsid="0043e333" officeooo:paragraph-rsid="0043e333"/>
    </style:style>
    <style:style style:name="P32" style:family="paragraph" style:parent-style-name="Table_20_Contents">
      <style:text-properties officeooo:rsid="0021dc8e" officeooo:paragraph-rsid="0021dc8e"/>
    </style:style>
    <style:style style:name="P33" style:family="paragraph" style:parent-style-name="Table_20_Contents">
      <style:text-properties officeooo:rsid="00454ed6" officeooo:paragraph-rsid="00454ed6"/>
    </style:style>
    <style:style style:name="P34" style:family="paragraph" style:parent-style-name="Table_20_Contents">
      <style:text-properties officeooo:rsid="001edf4a" officeooo:paragraph-rsid="004cea4b"/>
    </style:style>
    <style:style style:name="P35" style:family="paragraph" style:parent-style-name="Table_20_Contents">
      <style:text-properties officeooo:rsid="001edf4a" officeooo:paragraph-rsid="004f7982"/>
    </style:style>
    <style:style style:name="P36" style:family="paragraph" style:parent-style-name="Table_20_Contents">
      <style:text-properties officeooo:paragraph-rsid="004df645"/>
    </style:style>
    <style:style style:name="T1" style:family="text">
      <style:text-properties fo:font-variant="normal" fo:text-transform="none" fo:color="#333333" style:font-name="Helvetica" fo:font-size="11.25pt" fo:letter-spacing="normal" fo:font-style="normal" fo:font-weight="normal" officeooo:rsid="00169d81"/>
    </style:style>
    <style:style style:name="T2" style:family="text">
      <style:text-properties fo:font-variant="normal" fo:text-transform="none" fo:color="#333333" style:font-name="Helvetica" fo:font-size="11.25pt" fo:letter-spacing="normal" fo:font-style="normal" fo:font-weight="normal" officeooo:rsid="0049c759"/>
    </style:style>
    <style:style style:name="T3" style:family="text">
      <style:text-properties fo:font-variant="normal" fo:text-transform="none" fo:color="#333333" style:font-name="Helvetica" fo:font-size="11.25pt" fo:letter-spacing="normal" fo:font-style="normal" fo:font-weight="normal" officeooo:rsid="004a66e9"/>
    </style:style>
    <style:style style:name="T4" style:family="text">
      <style:text-properties fo:font-variant="normal" fo:text-transform="none" fo:color="#333333" style:font-name="Helvetica" fo:font-size="11.25pt" fo:letter-spacing="normal" fo:font-style="normal" fo:font-weight="normal" officeooo:rsid="0051fd71"/>
    </style:style>
    <style:style style:name="T5" style:family="text">
      <style:text-properties fo:font-variant="normal" fo:text-transform="none" fo:color="#333333" style:font-name="Helvetica" fo:font-size="18pt" fo:letter-spacing="normal" fo:font-style="normal" fo:font-weight="bold" officeooo:rsid="000e43a1" style:font-size-asian="18pt" style:font-size-complex="18pt"/>
    </style:style>
    <style:style style:name="T6" style:family="text">
      <style:text-properties fo:font-variant="normal" fo:text-transform="none" fo:color="#333333" style:font-name="Helvetica" fo:font-size="18pt" fo:letter-spacing="normal" fo:font-style="normal" fo:font-weight="bold" officeooo:rsid="0014c314" style:font-size-asian="18pt" style:font-size-complex="18pt"/>
    </style:style>
    <style:style style:name="T7" style:family="text">
      <style:text-properties fo:font-variant="normal" fo:text-transform="none" fo:color="#333333" style:font-name="Helvetica" fo:font-size="11pt" fo:letter-spacing="normal" fo:font-style="normal" fo:font-weight="normal" officeooo:rsid="000e43a1" style:font-size-asian="9.60000038146973pt" style:font-weight-asian="normal" style:font-size-complex="11pt" style:font-weight-complex="normal"/>
    </style:style>
    <style:style style:name="T8" style:family="text">
      <style:text-properties officeooo:rsid="00193bd4"/>
    </style:style>
    <style:style style:name="T9" style:family="text">
      <style:text-properties officeooo:rsid="0019a649"/>
    </style:style>
    <style:style style:name="T10" style:family="text">
      <style:text-properties officeooo:rsid="001c98c3"/>
    </style:style>
    <style:style style:name="T11" style:family="text">
      <style:text-properties officeooo:rsid="00236e6a"/>
    </style:style>
    <style:style style:name="T12" style:family="text">
      <style:text-properties officeooo:rsid="002eec65"/>
    </style:style>
    <style:style style:name="T13" style:family="text">
      <style:text-properties officeooo:rsid="002f7cc7"/>
    </style:style>
    <style:style style:name="T14" style:family="text">
      <style:text-properties officeooo:rsid="0030fdc7"/>
    </style:style>
    <style:style style:name="T15" style:family="text">
      <style:text-properties officeooo:rsid="0031ddaa"/>
    </style:style>
    <style:style style:name="T16" style:family="text">
      <style:text-properties officeooo:rsid="00322464"/>
    </style:style>
    <style:style style:name="T17" style:family="text">
      <style:text-properties officeooo:rsid="00337c40"/>
    </style:style>
    <style:style style:name="T18" style:family="text">
      <style:text-properties officeooo:rsid="00356ab8"/>
    </style:style>
    <style:style style:name="T19" style:family="text">
      <style:text-properties officeooo:rsid="00366d2c"/>
    </style:style>
    <style:style style:name="T20" style:family="text">
      <style:text-properties officeooo:rsid="00376c4b"/>
    </style:style>
    <style:style style:name="T21" style:family="text">
      <style:text-properties officeooo:rsid="0038063d"/>
    </style:style>
    <style:style style:name="T22" style:family="text">
      <style:text-properties officeooo:rsid="003a4999"/>
    </style:style>
    <style:style style:name="T23" style:family="text">
      <style:text-properties officeooo:rsid="003c2562"/>
    </style:style>
    <style:style style:name="T24" style:family="text">
      <style:text-properties officeooo:rsid="003d0d88"/>
    </style:style>
    <style:style style:name="T25" style:family="text">
      <style:text-properties officeooo:rsid="003d7862"/>
    </style:style>
    <style:style style:name="T26" style:family="text">
      <style:text-properties officeooo:rsid="003e51d0"/>
    </style:style>
    <style:style style:name="T27" style:family="text">
      <style:text-properties officeooo:rsid="003e7c44"/>
    </style:style>
    <style:style style:name="T28" style:family="text">
      <style:text-properties officeooo:rsid="003e8aa6"/>
    </style:style>
    <style:style style:name="T29" style:family="text">
      <style:text-properties officeooo:rsid="003ea1b1"/>
    </style:style>
    <style:style style:name="T30" style:family="text">
      <style:text-properties officeooo:rsid="003f9aa9"/>
    </style:style>
    <style:style style:name="T31" style:family="text">
      <style:text-properties officeooo:rsid="00413528"/>
    </style:style>
    <style:style style:name="T32" style:family="text">
      <style:text-properties officeooo:rsid="004cea4b"/>
    </style:style>
    <style:style style:name="T33" style:family="text">
      <style:text-properties officeooo:rsid="004f7982"/>
    </style:style>
    <style:style style:name="T34" style:family="text">
      <style:text-properties officeooo:rsid="00507f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5">T</text:span></text:span><text:span text:style-name="Strong_20_Emphasis"><text:span text:style-name="T6">estausdokumentaatio Agilitypiirturiin</text:span></text:span></text:p>
      <text:p text:style-name="P1"><text:span text:style-name="Strong_20_Emphasis"><text:span text:style-name="T7">Iitu Hagström</text:span></text:span></text:p>
      <text:p text:style-name="P1"><text:span text:style-name="Strong_20_Emphasis"><text:span text:style-name="T7"/></text:span></text:p>
      <text:p text:style-name="P2"><text:span text:style-name="Strong_20_Emphasis"><text:span text:style-name="T1">Koska ohjelmani on sellainen, että siinä on vain vähän helposti testattavia ominaisuuksia ja siinä olisi paljon käyttöliittymään liittyvää testausta, jota ei tällä kurssilla vaadita, kirjoitan testausdokumentaation. Tämän dokumentaation tavoitteena on käydä graafisia ominaisuuksia läpi, joita ei muuten testeissä käydä lävitse.</text:span></text:span></text:p>
      <text:p text:style-name="P2"><text:span text:style-name="Strong_20_Emphasis"><text:span text:style-name="T1"/></text:span></text:p>
      <table:table table:name="Käyttöliittymätestit" table:style-name="Käyttöliittymätestit">
        <table:table-column table:style-name="Käyttöliittymätestit.A" table:number-columns-repeated="3"/>
        <table:table-column table:style-name="Käyttöliittymätestit.D"/>
        <table:table-row table:style-name="Käyttöliittymätestit.1">
          <table:table-cell table:style-name="Käyttöliittymätestit.A1" office:value-type="string">
            <text:p text:style-name="P7">Mitä ominaisuutta testataan?</text:p>
          </table:table-cell>
          <table:table-cell table:style-name="Käyttöliittymätestit.A1" office:value-type="string">
            <text:p text:style-name="P7">Testaajan toiminnot:</text:p>
          </table:table-cell>
          <table:table-cell table:style-name="Käyttöliittymätestit.A1" office:value-type="string">
            <text:p text:style-name="P7">Toimiiko? (rasti ruutuun jos kyllä, muuten kuvaus siitä, mitä tapahtui)</text:p>
          </table:table-cell>
          <table:table-cell table:style-name="Käyttöliittymätestit.D1" office:value-type="string">
            <text:p text:style-name="P7">Testiin tarvittavat luokat</text:p>
          </table:table-cell>
        </table:table-row>
        <table:table-row>
          <table:table-cell table:style-name="Käyttöliittymätestit.A2" office:value-type="string">
            <text:p text:style-name="P7">Aitojen lisääminen</text:p>
          </table:table-cell>
          <table:table-cell table:style-name="Käyttöliittymätestit.A2" office:value-type="string">
            <text:p text:style-name="P7">Avataan ohjelma, klikataan ruutua</text:p>
            <text:p text:style-name="P7"><text:s/>→ tulee aita</text:p>
          </table:table-cell>
          <table:table-cell table:style-name="Käyttöliittymätestit.A2" office:value-type="string">
            <text:p text:style-name="P24">x</text:p>
          </table:table-cell>
          <table:table-cell table:style-name="Käyttöliittymätestit.D2" office:value-type="string">
            <text:p text:style-name="P13"><text:bookmark-start text:name="__DdeLink__829_533638376"/><text:span text:style-name="T12">Kayttoliittyma, KarttaPiirturi, </text:span><text:span text:style-name="T13">GraafinenEsteKartta, </text:span><text:span text:style-name="T14">EsteLuoja, </text:span><text:span text:style-name="T15">Aita</text:span><text:bookmark-end text:name="__DdeLink__829_533638376"/></text:p>
          </table:table-cell>
        </table:table-row>
        <table:table-row>
          <table:table-cell table:style-name="Käyttöliittymätestit.A2" office:value-type="string">
            <text:p text:style-name="P7">Putkien lisääminen</text:p>
          </table:table-cell>
          <table:table-cell table:style-name="Käyttöliittymätestit.A2" office:value-type="string">
            <text:p text:style-name="P7">Avataan ohjelma, valitaan valikosta putki-este, klikataan ruutua </text:p>
            <text:p text:style-name="P7">→ tulee putki</text:p>
          </table:table-cell>
          <table:table-cell table:style-name="Käyttöliittymätestit.A2" office:value-type="string">
            <text:p text:style-name="P24">x</text:p>
          </table:table-cell>
          <table:table-cell table:style-name="Käyttöliittymätestit.D2" office:value-type="string">
            <text:p text:style-name="P14"><text:bookmark-start text:name="__DdeLink__831_533638376"/><text:span text:style-name="T12">Kayttoliittyma, KarttaPiirturi, </text:span><text:span text:style-name="T17">EsteMenu, </text:span><text:span text:style-name="T13">GraafinenEsteKartta, </text:span><text:span text:style-name="T14">EsteLuoja, </text:span><text:span text:style-name="T16">Putki</text:span><text:bookmark-end text:name="__DdeLink__831_533638376"/></text:p>
          </table:table-cell>
        </table:table-row>
        <table:table-row>
          <table:table-cell table:style-name="Käyttöliittymätestit.A2" office:value-type="string">
            <text:p text:style-name="P7">A-esteiden lisääminen</text:p>
          </table:table-cell>
          <table:table-cell table:style-name="Käyttöliittymätestit.A2" office:value-type="string">
            <text:p text:style-name="P7">Avataan ohjelma, valitaan valikosta A-este, klikataan ruutua → tulee A-este</text:p>
          </table:table-cell>
          <table:table-cell table:style-name="Käyttöliittymätestit.A2" office:value-type="string">
            <text:p text:style-name="P24">x</text:p>
          </table:table-cell>
          <table:table-cell table:style-name="Käyttöliittymätestit.D2" office:value-type="string">
            <text:p text:style-name="P15"><text:span text:style-name="T12">Kayttoliittyma, KarttaPiirturi, </text:span><text:span text:style-name="T17">EsteMenu, </text:span><text:span text:style-name="T13">GraafinenEsteKartta, </text:span><text:span text:style-name="T14">EsteLuoja, </text:span><text:span text:style-name="T18">AEste</text:span></text:p>
          </table:table-cell>
        </table:table-row>
        <table:table-row>
          <table:table-cell table:style-name="Käyttöliittymätestit.A2" office:value-type="string">
            <text:p text:style-name="P7">Esteen siirtäminen</text:p>
          </table:table-cell>
          <table:table-cell table:style-name="Käyttöliittymätestit.A2" office:value-type="string">
            <text:p text:style-name="P7">Lisätään ruudukolle este, raahataan sitä </text:p>
            <text:p text:style-name="P7">→ valittu este siirtyy</text:p>
          </table:table-cell>
          <table:table-cell table:style-name="Käyttöliittymätestit.A2" office:value-type="string">
            <text:p text:style-name="P24">x</text:p>
          </table:table-cell>
          <table:table-cell table:style-name="Käyttöliittymätestit.D2" office:value-type="string">
            <text:p text:style-name="P16"><text:bookmark-start text:name="__DdeLink__837_533638376"/><text:span text:style-name="T19">Kayttoliittyma, KarttaPiirturi, </text:span><text:span text:style-name="T20">GraafinenEsteKartta, </text:span><text:span text:style-name="T21">GraafinenEste</text:span><text:bookmark-end text:name="__DdeLink__837_533638376"/></text:p>
          </table:table-cell>
        </table:table-row>
        <table:table-row>
          <table:table-cell table:style-name="Käyttöliittymätestit.A2" office:value-type="string">
            <text:p text:style-name="P7">Kaikkien esteiden poistaminen</text:p>
          </table:table-cell>
          <table:table-cell table:style-name="Käyttöliittymätestit.A2" office:value-type="string">
            <text:p text:style-name="P7">Lisätään mielivaltaisesti esteitä ja valitaan ylävalikosta “Poista kaikki esteet”</text:p>
            <text:p text:style-name="P5"><text:span text:style-name="T8">→ </text:span><text:span text:style-name="T9">k</text:span><text:span text:style-name="T8">aikki esteet poistuvat</text:span></text:p>
          </table:table-cell>
          <table:table-cell table:style-name="Käyttöliittymätestit.A2" office:value-type="string">
            <text:p text:style-name="P24">x</text:p>
          </table:table-cell>
          <table:table-cell table:style-name="Käyttöliittymätestit.D2" office:value-type="string">
            <text:p text:style-name="P17"><text:span text:style-name="T22">Kayttoliittyma, Menu, </text:span><text:span text:style-name="T23">KarttaPiirturi, GraafinenEsteKartta</text:span></text:p>
          </table:table-cell>
        </table:table-row>
        <table:table-row>
          <table:table-cell table:style-name="Käyttöliittymätestit.A2" office:value-type="string">
            <text:p text:style-name="P8">Valitun esteen poistaminen, heti</text:p>
          </table:table-cell>
          <table:table-cell table:style-name="Käyttöliittymätestit.A2" office:value-type="string">
            <text:p text:style-name="P6"><text:span text:style-name="T9">Lisätään este, </text:span><text:span text:style-name="T10">klikataan se valituksi,</text:span><text:span text:style-name="T9"> painetaan “Poista valittu este”</text:span></text:p>
            <text:p text:style-name="P8">→ lisätty este poistuu</text:p>
          </table:table-cell>
          <table:table-cell table:style-name="Käyttöliittymätestit.A2" office:value-type="string">
            <text:p text:style-name="P24">x</text:p>
          </table:table-cell>
          <table:table-cell table:style-name="Käyttöliittymätestit.D2" office:value-type="string">
            <text:p text:style-name="P18"><text:bookmark-start text:name="__DdeLink__833_533638376"/><text:span text:style-name="T24">Kayttoliittyma, </text:span><text:span text:style-name="T25">KarttaPiirturi, </text:span><text:span text:style-name="T26">GraafinenEsteKartta, GraafinenEste, </text:span><text:span text:style-name="T27">Menu</text:span><text:bookmark-end text:name="__DdeLink__833_533638376"/></text:p>
          </table:table-cell>
        </table:table-row>
      </table:table>
      <text:p text:style-name="Text_20_body"/>
      <table:table table:name="Table1" table:style-name="Table1">
        <table:table-column table:style-name="Table1.A" table:number-columns-repeated="3"/>
        <table:table-column table:style-name="Table1.D"/>
        <table:table-header-rows>
          <table:table-row>
            <table:table-cell table:style-name="Table1.A1" office:value-type="string">
              <text:p text:style-name="P7">Mitä ominaisuutta testataan?</text:p>
            </table:table-cell>
            <table:table-cell table:style-name="Table1.A1" office:value-type="string">
              <text:p text:style-name="P7">Testaajan toiminnot:</text:p>
            </table:table-cell>
            <table:table-cell table:style-name="Table1.A1" office:value-type="string">
              <text:p text:style-name="P7">Toimiiko? (rasti ruutuun jos kyllä, muuten kuvaus siitä, mitä tapahtui)</text:p>
            </table:table-cell>
            <table:table-cell table:style-name="Table1.D1" office:value-type="string">
              <text:p text:style-name="P7">Testiin tarvittavat luokat</text:p>
            </table:table-cell>
          </table:table-row>
        </table:table-header-rows>
        <table:table-row>
          <table:table-cell table:style-name="Table1.A2" office:value-type="string">
            <text:p text:style-name="P9">Valitun esteen poistaminen joukosta</text:p>
          </table:table-cell>
          <table:table-cell table:style-name="Table1.A2" office:value-type="string">
            <text:p text:style-name="P9">Lisätään mielivaltaisesti esteitä ja valitaan joukosta mielivaltainen este, valitaan “Poista valittu este”</text:p>
            <text:p text:style-name="P9">→ valittu este poistuu</text:p>
          </table:table-cell>
          <table:table-cell table:style-name="Table1.A2" office:value-type="string">
            <text:p text:style-name="P24">x</text:p>
          </table:table-cell>
          <table:table-cell table:style-name="Table1.D2" office:value-type="string">
            <text:p text:style-name="P19"><text:span text:style-name="T24">Kayttoliittyma, </text:span><text:span text:style-name="T25">KarttaPiirturi, </text:span><text:span text:style-name="T26">GraafinenEsteKartta, GraafinenEste, </text:span><text:span text:style-name="T27">Menu</text:span></text:p>
          </table:table-cell>
        </table:table-row>
        <table:table-row>
          <table:table-cell table:style-name="Table1.A2" office:value-type="string">
            <text:p text:style-name="P10">Tallennetaan kuva</text:p>
          </table:table-cell>
          <table:table-cell table:style-name="Table1.A2" office:value-type="string">
            <text:p text:style-name="P10">Piirretään mielivaltainen rata, painetaan “Tallenna kuva”-painiketta</text:p>
            <text:p text:style-name="P10">→ kuva tallentuu</text:p>
          </table:table-cell>
          <table:table-cell table:style-name="Table1.A2" office:value-type="string">
            <text:p text:style-name="P24">x</text:p>
          </table:table-cell>
          <table:table-cell table:style-name="Table1.D2" office:value-type="string">
            <text:p text:style-name="P19"><text:span text:style-name="T28">Kayttoliittyma, KarttaPiirturi, GraafinenEsteKartta, GraafinenEste, Menu, </text:span><text:span text:style-name="T29">KuvanTallennus</text:span></text:p>
          </table:table-cell>
        </table:table-row>
        <table:table-row>
          <table:table-cell table:style-name="Table1.A2" office:value-type="string">
            <text:p text:style-name="P11">Esteiden kääntäminen klikkaamalla</text:p>
          </table:table-cell>
          <table:table-cell table:style-name="Table1.A2" office:value-type="string">
            <text:p text:style-name="P11">Lisätään este, klikkaillaan sitä</text:p>
            <text:p text:style-name="P11">→ <text:span text:style-name="T34">e</text:span>ste kääntyy <text:span text:style-name="T34">myötäpäivään</text:span></text:p>
          </table:table-cell>
          <table:table-cell table:style-name="Table1.A2" office:value-type="string">
            <text:p text:style-name="P24">x</text:p>
          </table:table-cell>
          <table:table-cell table:style-name="Table1.D2" office:value-type="string">
            <text:p text:style-name="P20"><text:bookmark-start text:name="__DdeLink__698_120743358"/><text:bookmark-start text:name="__DdeLink__835_533638376"/><text:span text:style-name="T30">Kayttoliittyma, KarttaPiirturi, </text:span><text:span text:style-name="T31">GraafinenEsteKartta, GraafinenEste, (Aita/Putki/AEste)</text:span><text:bookmark-end text:name="__DdeLink__698_120743358"/><text:bookmark-end text:name="__DdeLink__835_533638376"/></text:p>
          </table:table-cell>
        </table:table-row>
        <table:table-row>
          <table:table-cell table:style-name="Table1.A2" office:value-type="string">
            <text:p text:style-name="P34"><text:span text:style-name="T32">Esteiden </text:span><text:span text:style-name="T33">kääntäminen klikkaamalla,</text:span><text:span text:style-name="T32"> shift pohjassa</text:span></text:p>
          </table:table-cell>
          <table:table-cell table:style-name="Table1.A2" office:value-type="string">
            <text:p text:style-name="P34"><text:span text:style-name="T32">Lisätään este, klikataan shift pohjassa</text:span></text:p>
            <text:p text:style-name="P34"><text:span text:style-name="T32">→ este kääntyy nopeammin</text:span></text:p>
          </table:table-cell>
          <table:table-cell table:style-name="Table1.A2" office:value-type="string">
            <text:p text:style-name="P25"><text:span text:style-name="T32">x</text:span></text:p>
          </table:table-cell>
          <table:table-cell table:style-name="Table1.D2" office:value-type="string">
            <text:p text:style-name="P36"><text:span text:style-name="T30">Kayttoliittyma, KarttaPiirturi, </text:span><text:span text:style-name="T31">GraafinenEsteKartta, GraafinenEste, (Aita/Putki/AEste)</text:span></text:p>
          </table:table-cell>
        </table:table-row>
        <table:table-row>
          <table:table-cell table:style-name="Table1.A2" office:value-type="string">
            <text:p text:style-name="P35"><text:span text:style-name="T33">Esteiden kääntäminen klikkaamalla, alt pohjassa</text:span></text:p>
          </table:table-cell>
          <table:table-cell table:style-name="Table1.A2" office:value-type="string">
            <text:p text:style-name="P35"><text:span text:style-name="T33">Lisätään este, klikataan alt pohjassa</text:span></text:p>
            <text:p text:style-name="P35"><text:span text:style-name="T33">→ este kääntyy vastapäivään</text:span></text:p>
          </table:table-cell>
          <table:table-cell table:style-name="Table1.A2" office:value-type="string">
            <text:p text:style-name="P26"><text:span text:style-name="T34">x</text:span></text:p>
          </table:table-cell>
          <table:table-cell table:style-name="Table1.D2" office:value-type="string">
            <text:p text:style-name="P36"><text:span text:style-name="T30">Kayttoliittyma, KarttaPiirturi, </text:span><text:span text:style-name="T31">GraafinenEsteKartta, GraafinenEste, (Aita/Putki/AEste)</text:span></text:p>
          </table:table-cell>
        </table:table-row>
        <table:table-row>
          <table:table-cell table:style-name="Table1.A2" office:value-type="string">
            <text:p text:style-name="P11">Mielivaltaisen esteen <text:span text:style-name="T11">kääntäminen</text:span></text:p>
          </table:table-cell>
          <table:table-cell table:style-name="Table1.A2" office:value-type="string">
            <text:p text:style-name="P11">Lisätään mielivaltaisesti useita esteitä, valitaan yksi klikkaamalla, klikataan sitä sen kääntymiseksi</text:p>
            <text:p text:style-name="P11">→ este kääntyy joka kerta klikattaessa</text:p>
          </table:table-cell>
          <table:table-cell table:style-name="Table1.A2" office:value-type="string">
            <text:p text:style-name="P24">x</text:p>
          </table:table-cell>
          <table:table-cell table:style-name="Table1.D2" office:value-type="string">
            <text:p text:style-name="P21"><text:span text:style-name="T30">Kayttoliittyma, KarttaPiirturi, </text:span><text:span text:style-name="T31">GraafinenEsteKartta, GraafinenEste, (Aita/Putki/AEste)</text:span></text:p>
          </table:table-cell>
        </table:table-row>
        <table:table-row>
          <table:table-cell table:style-name="Table1.A2" office:value-type="string">
            <text:p text:style-name="P12">Esteiden siirtäminen päällekkäin</text:p>
          </table:table-cell>
          <table:table-cell table:style-name="Table1.A2" office:value-type="string">
            <text:p text:style-name="P12">Lisätään karttaan yksi este, lisätään toinen ja raahataan ne päällekäin</text:p>
            <text:p text:style-name="P12">→ esteet ovat näkyvissä, päällekkäin</text:p>
          </table:table-cell>
          <table:table-cell table:style-name="Table1.A2" office:value-type="string">
            <text:p text:style-name="P24">x</text:p>
          </table:table-cell>
          <table:table-cell table:style-name="Table1.D2" office:value-type="string">
            <text:p text:style-name="P22"><text:span text:style-name="T19">Kayttoliittyma, KarttaPiirturi, </text:span><text:span text:style-name="T20">GraafinenEsteKartta, </text:span><text:span text:style-name="T21">GraafinenEste</text:span></text:p>
          </table:table-cell>
        </table:table-row>
        <table:table-row>
          <table:table-cell table:style-name="Table1.A2" office:value-type="string">
            <text:p text:style-name="P27">Esteiden siirtäminen valikon alle</text:p>
          </table:table-cell>
          <table:table-cell table:style-name="Table1.A2" office:value-type="string">
            <text:p text:style-name="P27">Luodaan este, raahataan se valikon alle</text:p>
          </table:table-cell>
          <table:table-cell table:style-name="Table1.A2" office:value-type="string">
            <text:p text:style-name="P28">Este menee valikon alle, eikä sitä saa sieltä pois, jos se on tarpeeksi <text:soft-page-break/>syvällä</text:p>
          </table:table-cell>
          <table:table-cell table:style-name="Table1.D2" office:value-type="string">
            <text:p text:style-name="P27">Tämä johtuu Este-luokan valitseEste-metodista, <text:soft-page-break/>joka valitsee esteen, mikäli annetut koordinaatit ovat riittävän lähellä esteen sijaintia (keskipistettä)</text:p>
          </table:table-cell>
        </table:table-row>
      </table:table>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P7">Mitä ominaisuutta testataan?</text:p>
            </table:table-cell>
            <table:table-cell table:style-name="Table2.A1" office:value-type="string">
              <text:p text:style-name="P7">Testaajan toiminnot:</text:p>
            </table:table-cell>
            <table:table-cell table:style-name="Table2.A1" office:value-type="string">
              <text:p text:style-name="P7">Toimiiko? (rasti ruutuun jos kyllä, muuten kuvaus siitä, mitä tapahtui)</text:p>
            </table:table-cell>
            <table:table-cell table:style-name="Table2.D1" office:value-type="string">
              <text:p text:style-name="P7">Testiin tarvittavat luokat</text:p>
            </table:table-cell>
          </table:table-row>
        </table:table-header-rows>
        <table:table-row>
          <table:table-cell table:style-name="Table2.A2" office:value-type="string">
            <text:p text:style-name="P29">Ikkunan venyttäminen</text:p>
          </table:table-cell>
          <table:table-cell table:style-name="Table2.A2" office:value-type="string">
            <text:p text:style-name="P29">Venytetään ikkunaa oikeasta alakulmasta</text:p>
            <text:p text:style-name="P29">→ ikkunan koko kasvaa</text:p>
          </table:table-cell>
          <table:table-cell table:style-name="Table2.A2" office:value-type="string">
            <text:p text:style-name="P30">x</text:p>
          </table:table-cell>
          <table:table-cell table:style-name="Table2.D2" office:value-type="string">
            <text:p text:style-name="P31">Kayttoliittyma</text:p>
          </table:table-cell>
        </table:table-row>
        <table:table-row>
          <table:table-cell table:style-name="Table2.A2" office:value-type="string">
            <text:p text:style-name="P32">Ohjelman sulkeminen</text:p>
          </table:table-cell>
          <table:table-cell table:style-name="Table2.A2" office:value-type="string">
            <text:p text:style-name="P32">Painetaan yläkulmassa olevaa raksia</text:p>
            <text:p text:style-name="P32">→ ohjelma sulkeutuu</text:p>
          </table:table-cell>
          <table:table-cell table:style-name="Table2.A2" office:value-type="string">
            <text:p text:style-name="P24">x</text:p>
          </table:table-cell>
          <table:table-cell table:style-name="Table2.D2" office:value-type="string">
            <text:p text:style-name="P33">Kayttoliittyma</text:p>
          </table:table-cell>
        </table:table-row>
      </table:table>
      <text:p text:style-name="P2"><text:span text:style-name="Strong_20_Emphasis"><text:span text:style-name="T1"/></text:span></text:p>
      <text:p text:style-name="P23"><text:span text:style-name="Strong_20_Emphasis"><text:span text:style-name="T2">Esteitä voi siis siirtää valikon taakse, mikä sinänsä on bugi. Esteitä voi myös siirtää ruudukon ulkopuolelle, mutta ruudukon kokoa voi kasvattaa. </text:span></text:span></text:p>
      <text:p text:style-name="P23"><text:span text:style-name="Strong_20_Emphasis"><text:span text:style-name="T2"/></text:span></text:p>
      <text:p text:style-name="P23"><text:span text:style-name="Strong_20_Emphasis"><text:span text:style-name="T4">Huom! Esteiden kääntäminen nopeammin (shift-pohjassa) ja esteiden kääntäminen vastapäivään (ctrl-pohjassa) ovat lisätty viimetinkaan ja saattavat aiheutta bugeja, joita ei ole tässä ehditty huomioimaan!</text:span></text:span></text:p>
      <text:p text:style-name="P3"><text:span text:style-name="Strong_20_Emphasis"><text:span text:style-name="T2"/></text:span></text:p>
      <text:p text:style-name="P4"><text:span text:style-name="Strong_20_Emphasis"><text:span text:style-name="T3">Testaajana toimi Vesa Hagströ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6T19:23:21</meta:creation-date>
    <dc:date>2013-06-16T23:07:49</dc:date>
    <meta:editing-duration>PT1H54S</meta:editing-duration>
    <meta:editing-cycles>59</meta:editing-cycles>
    <meta:generator>LibreOffice/3.6$Linux_X86_64 LibreOffice_project/360m1$Build-2</meta:generator>
    <meta:document-statistic meta:table-count="3" meta:image-count="0" meta:object-count="0" meta:page-count="3" meta:paragraph-count="96" meta:word-count="472" meta:character-count="4171" meta:non-whitespace-character-count="3791"/>
  </office:meta>
</office:document-meta>
</file>